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paragraph-properties fo:text-align="justify" style:justify-single-word="false"/>
      <style:text-properties style:font-name="Adobe Garamond Pro" officeooo:rsid="001a03ed" officeooo:paragraph-rsid="001a03ed"/>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officeooo:rsid="0021eeaa" officeooo:paragraph-rsid="00236191"/>
    </style:style>
    <style:style style:name="P9" style:family="paragraph" style:parent-style-name="Standard">
      <style:text-properties style:font-name="Adobe Garamond Pro" officeooo:rsid="002895d8" officeooo:paragraph-rsid="002895d8"/>
    </style:style>
    <style:style style:name="P10" style:family="paragraph" style:parent-style-name="Standard">
      <style:paragraph-properties fo:text-align="justify" style:justify-single-word="false"/>
      <style:text-properties style:font-name="Adobe Garamond Pro" officeooo:rsid="00219969" officeooo:paragraph-rsid="002b8611"/>
    </style:style>
    <style:style style:name="P11" style:family="paragraph" style:parent-style-name="Standard">
      <style:paragraph-properties fo:text-align="justify" style:justify-single-word="false"/>
      <style:text-properties style:font-name="Adobe Garamond Pro" officeooo:rsid="002b99c8" officeooo:paragraph-rsid="002b99c8"/>
    </style:style>
    <style:style style:name="P12" style:family="paragraph" style:parent-style-name="Standard">
      <style:paragraph-properties fo:text-align="justify" style:justify-single-word="false"/>
      <style:text-properties style:font-name="Adobe Garamond Pro" officeooo:rsid="002b8611" officeooo:paragraph-rsid="002bb3eb"/>
    </style:style>
    <style:style style:name="P13" style:family="paragraph" style:parent-style-name="Standard">
      <style:text-properties style:font-name="Adobe Garamond Pro" officeooo:rsid="002fc10c" officeooo:paragraph-rsid="002fc10c"/>
    </style:style>
    <style:style style:name="P14" style:family="paragraph" style:parent-style-name="Standard">
      <style:text-properties style:font-name="Adobe Garamond Pro" officeooo:rsid="0031ba39" officeooo:paragraph-rsid="0031ba39"/>
    </style:style>
    <style:style style:name="P15" style:family="paragraph" style:parent-style-name="Standard">
      <style:text-properties style:font-name="Adobe Garamond Pro" officeooo:paragraph-rsid="00176ea0"/>
    </style:style>
    <style:style style:name="P16" style:family="paragraph" style:parent-style-name="Standard">
      <style:text-properties style:font-name="Adobe Garamond Pro" officeooo:rsid="00391eed" officeooo:paragraph-rsid="00391eed"/>
    </style:style>
    <style:style style:name="P17" style:family="paragraph" style:parent-style-name="Standard">
      <style:paragraph-properties fo:text-align="justify" style:justify-single-word="false"/>
      <style:text-properties style:font-name="Adobe Garamond Pro" officeooo:rsid="00391eed" officeooo:paragraph-rsid="00391eed"/>
    </style:style>
    <style:style style:name="P18" style:family="paragraph" style:parent-style-name="Standard">
      <style:paragraph-properties fo:text-align="justify" style:justify-single-word="false"/>
      <style:text-properties style:font-name="Adobe Garamond Pro" officeooo:rsid="0039a333" officeooo:paragraph-rsid="003a0f03"/>
    </style:style>
    <style:style style:name="P19" style:family="paragraph" style:parent-style-name="Standard">
      <style:paragraph-properties fo:text-align="justify" style:justify-single-word="false"/>
      <style:text-properties style:font-name="Adobe Garamond Pro" officeooo:rsid="0039a333" officeooo:paragraph-rsid="00406303"/>
    </style:style>
    <style:style style:name="P20" style:family="paragraph" style:parent-style-name="Standard">
      <style:paragraph-properties fo:text-align="justify" style:justify-single-word="false"/>
      <style:text-properties style:font-name="Adobe Garamond Pro" officeooo:rsid="0039a333" officeooo:paragraph-rsid="0040d34c"/>
    </style:style>
    <style:style style:name="P21" style:family="paragraph" style:parent-style-name="Standard">
      <style:paragraph-properties fo:text-align="justify" style:justify-single-word="false"/>
      <style:text-properties style:font-name="Adobe Garamond Pro" officeooo:rsid="0039a333" officeooo:paragraph-rsid="0041ab9b"/>
    </style:style>
    <style:style style:name="P22" style:family="paragraph" style:parent-style-name="Standard">
      <style:paragraph-properties fo:text-align="justify" style:justify-single-word="false"/>
      <style:text-properties style:font-name="Adobe Garamond Pro" officeooo:rsid="003f0d2f" officeooo:paragraph-rsid="003f0d2f"/>
    </style:style>
    <style:style style:name="P23" style:family="paragraph" style:parent-style-name="Standard">
      <style:paragraph-properties fo:text-align="justify" style:justify-single-word="false"/>
      <style:text-properties style:font-name="Adobe Garamond Pro" officeooo:rsid="001ae867" officeooo:paragraph-rsid="0040d34c"/>
    </style:style>
    <style:style style:name="P24" style:family="paragraph" style:parent-style-name="Standard">
      <style:paragraph-properties fo:text-align="justify" style:justify-single-word="false"/>
      <style:text-properties style:font-name="Adobe Garamond Pro" officeooo:rsid="001ae867" officeooo:paragraph-rsid="0045b7ce"/>
    </style:style>
    <style:style style:name="P25" style:family="paragraph" style:parent-style-name="Standard">
      <style:paragraph-properties fo:text-align="justify" style:justify-single-word="false"/>
      <style:text-properties style:font-name="Adobe Garamond Pro" officeooo:rsid="003d4636" officeooo:paragraph-rsid="003d4636"/>
    </style:style>
    <style:style style:name="P26" style:family="paragraph" style:parent-style-name="Standard">
      <style:paragraph-properties fo:text-align="justify" style:justify-single-word="false"/>
      <style:text-properties style:font-name="Adobe Garamond Pro" officeooo:rsid="0045b7ce" officeooo:paragraph-rsid="0045b7ce"/>
    </style:style>
    <style:style style:name="P27" style:family="paragraph" style:parent-style-name="Standard">
      <style:text-properties style:font-name="Adobe Garamond Pro" officeooo:rsid="00338cdf" officeooo:paragraph-rsid="00478f4a"/>
    </style:style>
    <style:style style:name="P28" style:family="paragraph" style:parent-style-name="Standard">
      <style:text-properties style:font-name="Adobe Garamond Pro" officeooo:rsid="00478f4a" officeooo:paragraph-rsid="00478f4a"/>
    </style:style>
    <style:style style:name="P29" style:family="paragraph" style:parent-style-name="Standard">
      <style:paragraph-properties fo:text-align="justify" style:justify-single-word="false"/>
      <style:text-properties style:font-name="Adobe Garamond Pro" officeooo:rsid="004b251b" officeooo:paragraph-rsid="004b251b"/>
    </style:style>
    <style:style style:name="P30" style:family="paragraph" style:parent-style-name="Standard">
      <style:paragraph-properties fo:text-align="justify" style:justify-single-word="false"/>
      <style:text-properties style:font-name="Adobe Garamond Pro" officeooo:rsid="004f896e" officeooo:paragraph-rsid="004f896e"/>
    </style:style>
    <style:style style:name="P31" style:family="paragraph" style:parent-style-name="Standard">
      <style:paragraph-properties fo:text-align="justify" style:justify-single-word="false"/>
      <style:text-properties style:font-name="Adobe Garamond Pro" officeooo:rsid="005048f9" officeooo:paragraph-rsid="00512052"/>
    </style:style>
    <style:style style:name="P32" style:family="paragraph" style:parent-style-name="Standard">
      <style:paragraph-properties fo:text-align="justify" style:justify-single-word="false"/>
      <style:text-properties style:font-name="Adobe Garamond Pro" officeooo:rsid="00512052" officeooo:paragraph-rsid="00512052"/>
    </style:style>
    <style:style style:name="P33" style:family="paragraph" style:parent-style-name="Standard">
      <style:paragraph-properties fo:text-align="justify" style:justify-single-word="false"/>
      <style:text-properties style:font-name="Adobe Garamond Pro" officeooo:rsid="0053dee6" officeooo:paragraph-rsid="0055bc75"/>
    </style:style>
    <style:style style:name="P34" style:family="paragraph" style:parent-style-name="Standard">
      <style:paragraph-properties fo:text-align="justify" style:justify-single-word="false"/>
      <style:text-properties style:font-name="Adobe Garamond Pro" officeooo:rsid="0055bc75" officeooo:paragraph-rsid="0055bc75"/>
    </style:style>
    <style:style style:name="P35" style:family="paragraph" style:parent-style-name="Standard">
      <style:text-properties style:font-name="Adobe Garamond Pro Bold1" officeooo:rsid="001a03ed" officeooo:paragraph-rsid="001a03ed"/>
    </style:style>
    <style:style style:name="P36" style:family="paragraph" style:parent-style-name="Standard">
      <style:text-properties style:font-name="Adobe Garamond Pro Bold1" officeooo:rsid="002895d8" officeooo:paragraph-rsid="002895d8"/>
    </style:style>
    <style:style style:name="P37" style:family="paragraph" style:parent-style-name="Standard">
      <style:text-properties style:font-name="Adobe Garamond Pro Bold" officeooo:rsid="001ae867" officeooo:paragraph-rsid="001ae867"/>
    </style:style>
    <style:style style:name="P38" style:family="paragraph" style:parent-style-name="Standard">
      <style:paragraph-properties fo:text-align="justify" style:justify-single-word="false"/>
      <style:text-properties style:font-name="Adobe Garamond Pro" officeooo:rsid="004f896e" officeooo:paragraph-rsid="0059a3a0"/>
    </style:style>
    <style:style style:name="P39" style:family="paragraph" style:parent-style-name="Standard">
      <style:paragraph-properties fo:text-align="justify" style:justify-single-word="false"/>
      <style:text-properties style:font-name="Adobe Garamond Pro" officeooo:rsid="0056a81f" officeooo:paragraph-rsid="0059a3a0"/>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style:style style:name="T19" style:family="text">
      <style:text-properties fo:font-style="italic" style:font-style-asian="italic" style:font-style-complex="italic"/>
    </style:style>
    <style:style style:name="T20" style:family="text">
      <style:text-properties officeooo:rsid="0039a333"/>
    </style:style>
    <style:style style:name="T21" style:family="text">
      <style:text-properties officeooo:rsid="003a0f03"/>
    </style:style>
    <style:style style:name="T22" style:family="text">
      <style:text-properties officeooo:rsid="003f0d2f"/>
    </style:style>
    <style:style style:name="T23" style:family="text">
      <style:text-properties officeooo:rsid="00406303"/>
    </style:style>
    <style:style style:name="T24" style:family="text">
      <style:text-properties officeooo:rsid="0040d34c"/>
    </style:style>
    <style:style style:name="T25" style:family="text">
      <style:text-properties officeooo:rsid="0043be1b"/>
    </style:style>
    <style:style style:name="T26" style:family="text">
      <style:text-properties officeooo:rsid="0045b7ce"/>
    </style:style>
    <style:style style:name="T27" style:family="text">
      <style:text-properties officeooo:rsid="0048e5f4"/>
    </style:style>
    <style:style style:name="T28" style:family="text">
      <style:text-properties officeooo:rsid="004e137f"/>
    </style:style>
    <style:style style:name="T29" style:family="text">
      <style:text-properties officeooo:rsid="005048f9"/>
    </style:style>
    <style:style style:name="T30" style:family="text">
      <style:text-properties officeooo:rsid="0050eaa6"/>
    </style:style>
    <style:style style:name="T31" style:family="text">
      <style:text-properties officeooo:rsid="00512052"/>
    </style:style>
    <style:style style:name="T32" style:family="text">
      <style:text-properties officeooo:rsid="0052859d"/>
    </style:style>
    <style:style style:name="T33" style:family="text">
      <style:text-properties officeooo:rsid="0055bc75"/>
    </style:style>
    <style:style style:name="T34" style:family="text">
      <style:text-properties officeooo:rsid="005700c2"/>
    </style:style>
    <style:style style:name="T35" style:family="text">
      <style:text-properties officeooo:rsid="0059a3a0"/>
    </style:style>
    <style:style style:name="T36" style:family="text">
      <style:text-properties officeooo:rsid="0059ef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5"><text:span text:style-name="T1">Robin,</text:span> Chaï, Chapo, Kiwi, <text:span text:style-name="T15">Hache</text:span></text:p>
      <text:p text:style-name="P1"/>
      <text:p text:style-name="P8">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8"/>
      <text:p text:style-name="P9">L'AVA l'Agence de Valorisation Atomique <text:s/></text:p>
      <text:p text:style-name="P2"/>
      <text:p text:style-name="P13">La ville Haute, la ville Basse</text:p>
      <text:p text:style-name="P13">L'Hordeaux, Les Marges, Les Herbes</text:p>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2">l'Agence de Valorisation Atomique, les technos du Fond Lean Energy, le Ministre des Incubateurs d'Avenir</text:p>
      <text:p text:style-name="P5">Des bombe à voix, <text:span text:style-name="T6">des bombes à mots</text:span></text:p>
      <text:p text:style-name="P14">Les Herbes dorment aux creux des arbres morts ou dans les branches et recueillent les travailleurs de la centrale</text:p>
      <text:p text:style-name="P5"/>
      <text:p text:style-name="P27">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2"/></text:span></text:p>
      <text:p text:style-name="P27"/>
      <text:p text:style-name="P28">Ny est un OS. Naît des déchets de l'Atome et de la fouille des songes de l'Homme. <text:span text:style-name="T27">Il y a une rivalité de classe entre l'OS et les Applis.</text:span></text:p>
      <text:p text:style-name="P5"><text:soft-page-break/></text:p>
      <text:p text:style-name="P16">Nous avons fait dérailler quelque chose.</text:p>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36">Temps 0 / <text:span text:style-name="T28">Bois de luttes </text:span></text:p>
      <text:p text:style-name="P10">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35">Temps 1 / <text:span text:style-name="T28">Viens donc brûler l'Grand Mât </text:span></text:p>
      <text:p text:style-name="P11">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37">Temps 2 / <text:span text:style-name="T28">Chiendent </text:span></text:p>
      <text:p text:style-name="P22">= C'est un rythme </text:p>
      <text:p text:style-name="P17">- Merle est conduite face au juge d'allocation des peines. Machine froide et calculatrice, il l'a condamne à devenir entrepreneuse de sa réinsertion en rachetant la dette qu'elle a contracté – par ses actions de vandalisme – vis à vis de la société. Mais plutôt que de se diriger vers un centre de la ville Haute, Merle est emmenée au Bois des Ourses, au cœur de la Centrale. <text:s/></text:p>
      <text:p text:style-name="P17">- Céphis panse ses plaies parmi les militants sonnés. Tristesse, Confusion et rage. On convoque une assemblée pour évoquer le sort des disparus et donner un second souffle au mouvement. En position de force, Efrim s'impose que le nouveau leader et réclame un droit de regard sur l'héritage militant de Lalouve qui aurait mené à l'échec des actions passées. </text:p>
      <text:p text:style-name="P17">- Esther se réveille au milieu des arbres. Sa jambe broyée a été remplacé par une prothèse de bois et d'acier fabriquée par Ohm, l'Appli qui l'a trouvé et soigné. Échappé de la Centrale, il vit parmi les Herbes et propose à Esther de rencontrer Norsona.</text:p>
      <text:p text:style-name="P17">- Courtecuisse briefe les nouveaux détenus. Merle comprend que la Centrale ne sert pas à produire de l'énergie. L'une des tours est un immense pénitencier de travailleurs en réinsertion, l'autre est un centre de stockage de souvenirs, de mémoires archivées. Les détenus doivent qualifier ses souvenirs en y <text:span text:style-name="T19">plongeant</text:span>. <text:span text:style-name="T20">Merle rencontre Canante et ses co-détenues. Elles sont à l'isolement. Toute pensée collective est réprimée.</text:span></text:p>
      <text:p text:style-name="P18">- Aux Hordeaux, la purge a débuté, d'abord silencieuse. Efrim cherche à effacer toute trace de l'action de Lalouve et des ses soutiens. Céphis <text:span text:style-name="T21">se sent devenir</text:span> une cible privilégié.</text:p>
      <text:p text:style-name="P19">- <text:span text:style-name="T23">Il y a un sauvetage d'Appli. Ohm raconte à Esther sa propre évasion. La jambe d'Esther la travail, la </text:span><text:soft-page-break/><text:span text:style-name="T23">lance. Elle n'est plus aussi mobile qu'avant mais doit tout de même suivre le groupe. </text:span></text:p>
      <text:p text:style-name="P18">- <text:span text:style-name="T21">Merle est plongée dans son premier souvenir. Une poignée de secondes. Le temps pour elle de sentir une présence. Elle doit ensuite le décrire, le taguer, le traduire. </text:span></text:p>
      <text:p text:style-name="P18">- <text:span text:style-name="T22">Esther apprend à gérer sa jambe ( elle se sent à la traine ) et à comprendre le fonctionnement des Herbes. Elle entend à la radio un appel de Céphis pour les rejoindre à l'Hordeaux, elle veut prévenir Norsona mais Ohm la conduit au coeur des bois prêt d'une Ourse.</text:span></text:p>
      <text:p text:style-name="P19">- <text:span text:style-name="T22">Efrim est fou de rage contre l'appel de Céphis. Les 3 sœurs font comprendre à Céphis qu'il est Lalouve. Céphis raconte Lalouve. Il doit se placer en opposant.</text:span></text:p>
      <text:p text:style-name="P21">- <text:span text:style-name="T24">Merle plonge pour la seconde fois. La présence est plus forte, et lui fait comprendre qu'elle doit se lier aux autres détenue. De retour à sa cellule, elle cherche à monter une structure de pensée avec ses co-détenues. La nuit Courtecuisse la visite et lui parle de la prise de pouvoir à l'Hordeaux. Une relation se dévellope entre Merle et Courtecuisse. Courtecuisse s'assoit de temps en temps le long de la célule de Merle. Courtecuisse est une sorte de Thrawn. Attirer les militants comme des abeilles autour du miel. </text:span></text:p>
      <text:p text:style-name="P20">- <text:span text:style-name="T24">Les Herbes préparent une action mais pas directement contre la centrale. Norsona raconte à Esther son passé tendue avec Lalouve et le positionnement des Herbes.</text:span></text:p>
      <text:p text:style-name="P20">- <text:span text:style-name="T16">Céphis défie Efrim. </text:span></text:p>
      <text:p text:style-name="P20"/>
      <text:p text:style-name="P37">Temps 3 / <text:span text:style-name="T28">Les Ogres </text:span></text:p>
      <text:p text:style-name="P23">- <text:span text:style-name="T25">Céphis a repris le contrôle de l'Hordeaux. Les Marges sont avec lui. Il confie le contrôle des camps à Émildä et Léonie. Suite à sa victoire sur Efrim il n'a d'autre choix que de marcher sur la Centrale. Ne plus défendre. Attaquer. Réclamer.</text:span></text:p>
      <text:p text:style-name="P23">- <text:span text:style-name="T25">Esther ne parvient pas à convaincre Norsona d'intervenir. De suivre Céphis. Dépitée elle part seule pour la Centrale afin de libérer – elle l'espère – Merle. Ohm et Qassim la rejoigne finalement.</text:span></text:p>
      <text:p text:style-name="P23">- <text:span text:style-name="T25">Avec l'aide de ses quo-détenue, Merle parvient à replonger hors des heures prévues. Elle en a besoin. Elle veut reparler à Ny.</text:span></text:p>
      <text:p text:style-name="P23">- <text:span text:style-name="T25">Les abords de la Centrale sont déserts. Attirés par Céphis, il n'y a plus de Milicien pour la garder. Une Ourse les guides jusqu'à l’élevage où elle trouve un passage pour le cœur de la Centrale.</text:span></text:p>
      <text:p text:style-name="P24">- <text:span text:style-name="T26">Céphis et les militants sont acculés. Il apprend que Courtecuisse en a profiter pour prendre l'Hordeaux. Ils ne peuvent plus reculer.</text:span></text:p>
      <text:p text:style-name="P23">- <text:span text:style-name="T26">Merle se lie à Ny, fusionne avec lui. Ny la prévient qu'une bête approche. ''Libère moi'' dit-elle. Ny provoque une baisse de tension dans les défenses. </text:span></text:p>
      <text:p text:style-name="P26">- Pénétrer dans la Centrale a rendu Ohm dingue. C'est un monstre qui ravage tout. Les serveurs de souvenirs … Il s'en prend même à Esther qui doit le fuir et s'enfoncer plus profondément dans les entrailles de la Centrale.</text:p>
      <text:p text:style-name="P26">- Grâce à l'intervention de Ny, les militants ont avancés. Céphis décide de se mettre en retrait et de reprendre là son rôle de conteur afin de ne pas permettre à Courtecuisse de tout deviner. Ses camarades se chargent de mettre à sac les alentours de la Centrale.</text:p>
      <text:p text:style-name="P26">- Courtecuisse est revenu à la Centrale, blessé par Émildä et Léonie. Il interrompt Merle et Ny. Merle et les détenues le tuent.</text:p>
      <text:p text:style-name="P26">- Esther retrouve Merle et décide de la sortir de là, des enfers. Elles sont alors rattrapées par Ohm. Canante se sacrifie. <text:s/></text:p>
      <text:p text:style-name="P23"/>
      <text:p text:style-name="P23"/>
      <text:p text:style-name="P26">Ny à travers Ohm est une entité maléfique </text:p>
      <text:p text:style-name="P25"/>
      <text:p text:style-name="P6"><text:s/></text:p>
      <text:p text:style-name="P6"/>
      <text:p text:style-name="P6"/>
      <text:p text:style-name="P6"/>
      <text:p text:style-name="P6"/>
      <text:p text:style-name="P39"><text:soft-page-break/>Au début du début du monde la <text:span text:style-name="T35">f</text:span>orêt recouvrait et le ciel et les mers et les terres. La nature partout <text:span text:style-name="T34">multiple</text:span> et primaire, <text:span text:style-name="T34">s'étendait l</text:span>ibre. <text:span text:style-name="T34">Chaos de</text:span> <text:span text:style-name="T34">m</text:span>atière brute. <text:span text:style-name="T35">S</text:span>auvage. </text:p>
      <text:p text:style-name="P39"><text:span text:style-name="T36">Mais maintenant que sur ses ruines la centrale de nouveau s'éveille. Qu'elle vomit l'atome et ses gaz de retraitement. Il y a contre elle l'étincelle et le vent. </text:span></text:p>
      <text:p text:style-name="P38">Le vent qui s'accroche aux cheveux d'Esther, <text:span text:style-name="T35">les contourne</text:span> <text:span text:style-name="T29">et</text:span> <text:span text:style-name="T30">se couche sur</text:span> son front <text:span text:style-name="T35">perlé de sueur.</text:span> <text:span text:style-name="T35">Le vent qui se gonfle et accélère pour </text:span>descend<text:span text:style-name="T35">re</text:span> <text:span text:style-name="T35">dévaler sans peine</text:span> l<text:span text:style-name="T35">a pente de ses bras et prolonger</text:span> jusqu'à la pointe d<text:span text:style-name="T35">es</text:span> <text:span text:style-name="T35">doigts un geste précis et fin</text:span>. <text:span text:style-name="T35">Esther approche sa flamme et</text:span> <text:span text:style-name="T35">la pièce</text:span> d'acier sous les <text:span text:style-name="T35">coups</text:span> répétés du fer à souder se ploie, s’assouplit. <text:span text:style-name="T35">S</text:span>e laisse <text:span text:style-name="T35">façonner.</text:span></text:p>
      <text:p text:style-name="P38"><text:s/></text:p>
      <text:p text:style-name="P30">Orge s'arc-boute <text:span text:style-name="T29">et</text:span> plante ses pieds fermement au sol <text:span text:style-name="T29">boueux </text:span>de l'Hordeaux. <text:span text:style-name="T29">Muscles tendus sous son poids.</text:span> <text:span text:style-name="T29">Il saisit la tige à plaine main et la maintient à bonne hauteur pour la soudure. La flamme l'éblouit, il ne lève pas les yeux. </text:span></text:p>
      <text:p text:style-name="P30">- <text:span text:style-name="T29">Continue ! Hurle-il</text:span></text:p>
      <text:p text:style-name="P30">Le feu jaillit <text:span text:style-name="T29">par</text:span> vague<text:span text:style-name="T29">s</text:span> successives du métal incandescent. <text:span text:style-name="T29">Esther insiste, sert les dents. Gerbes de lumières. La matière se fait moins brute. Elle s'apprivoise à mesure qu’Esther la parcoure, plusieurs fois, de haut en bas. <text:s text:c="2"/></text:span></text:p>
      <text:p text:style-name="P31">Le ciel est chargé. <text:span text:style-name="T30">Par delà</text:span> <text:span text:style-name="T30">l'</text:span>épais manteau nuageux, le soleil <text:span text:style-name="T30">étend ses doigts d'ambre sur la Ville Basse et caresse la lisière éloignée du Bois aux Ourses</text:span> <text:span text:style-name="T30">d'où s'élève une bien étrange fumée.</text:span> </text:p>
      <text:p text:style-name="P32">Orge n'en peut plus. Ses bras flanchent. Sa bouche s'ouvre comme pour gueuler. Mais rien n'en sort.</text:p>
      <text:p text:style-name="P31">- <text:span text:style-name="T31">Ok on arrête tout. Lâche Esther.</text:span></text:p>
      <text:p text:style-name="P32">Ses bras en croix, faisant de grands gestes pour se faire comprendre. Lise à l'autre bout de la cour obéit et coupe l'alimentation du poste à souder. Orge s’effondre à genoux dans la boue, respire comme un bœuf. Esther rattrape au vol la tige qui manque de tomber.</text:p>
      <text:p text:style-name="P32">- Bon s'était pas si compliqué… Conclue-elle en souriant, le visage maculés d'éclats argentés.</text:p>
      <text:p text:style-name="P32">- Parle pour toi et regarde mes mains plutôt.</text:p>
      <text:p text:style-name="P32">Orge, bougon, lui montre ses deux énormes paluches rougies et meurtries.</text:p>
      <text:p text:style-name="P32">- Si tu souffres mon chou tu peux toujours demander à <text:span text:style-name="T3">Émildä </text:span>ou Léonie de te faire un onguent. En attendant, moi, <text:span text:style-name="T32">il me reste à</text:span> fixer cette pièce. <text:s text:c="2"/></text:p>
      <text:p text:style-name="P33">Avec précaution, elle enserre la tige dans une pièce de bois échancrée au cœur. Le métal <text:span text:style-name="T33">en</text:span> épouse la courb<text:span text:style-name="T33">e,</text:span> <text:span text:style-name="T33">la fait crépiter, le froid s'habitue au chaud de l'acier.</text:span></text:p>
      <text:p text:style-name="P34">De la vapeur. Esther fixe à l'une des extrémités un support souple et plat. À l'autre une articulation. Elle ajoute des tendons de corde et la jambe se trouve fin prête.</text:p>
      <text:p text:style-name="P34">La bête attend à l'ombre du second garage de l'Hordeaux. Araignée de bois. </text:p>
      <text:p text:style-name="P33"><text:span text:style-name="T33">La greffe prend. <text:s text:c="2"/></text:span><text:s/></text:p>
      <text:p text:style-name="P6">- <text:span text:style-name="T33">Lise peux tu l’essayer s'il te plaît ? Tu fais à peut prêt la même taille que Merle …</text:span></text:p>
      <text:p text:style-name="P34">Lise escalade le squelette, il y a de petites encoches entre les jambes. Elle s’allonge à son sommet, à l'horizontale du sol, sa tête à hauteur de celle d'Esther. Il y a des emplacements pour les jambes, les bras, les cuisses.</text:p>
      <text:p text:style-name="P34">- Voilà, active le levier maintenant avec ta main et imagine que tu cherches à ramper ou quelque chose du genre.</text:p>
      <text:p text:style-name="P34">La bête se réveille, grogne un peu puis s'avance. Fais ses premiers pas dans la cours de l'Hordeaux.</text:p>
      <text:p text:style-name="P34">Des militants s'approchent pour admirer le spectacle. Esther en profite pour s'éloigner, pénètre dans le garage et se détaille en souriant face à un miroir à demi broyé. </text:p>
      <text:p text:style-name="P34">Il y a des vêtements propres qui sèchent non loin. Elle en attrape un, <text:span text:style-name="T19">non à la prolifération des armes</text:span>. Noir sur fond jaune. Elle sourie. Elle retire son haut tout transpirant et se change dans un des boxes attenants derrière un tas de carcasses. Ça lui colle à la peau. </text:p>
      <text:p text:style-name="P34">Il y a des griffes aux murs, des marques dans la pierre. <text:s/></text:p>
      <text:p text:style-name="P34">Dans la coure, Lise déambule toujours.</text:p>
      <text:p text:style-name="P34">Orge est arrivé.</text:p>
      <text:p text:style-name="P34">- Tu te souviens d'à quoi ressemblait une Ourse, Orge ?</text:p>
      <text:p text:style-name="P34"><text:soft-page-break/>- Non. Pas la moindre idée.</text:p>
      <text:p text:style-name="P34">Esther sert dans son point la griffe.</text:p>
      <text:p text:style-name="P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1-19T22:56:51.836763150</dc:date>
    <meta:editing-duration>PT6H25M57S</meta:editing-duration>
    <meta:editing-cycles>34</meta:editing-cycles>
    <meta:generator>LibreOffice/4.2.8.2$Linux_X86_64 LibreOffice_project/420m0$Build-2</meta:generator>
    <meta:document-statistic meta:table-count="0" meta:image-count="0" meta:object-count="0" meta:page-count="5" meta:paragraph-count="87" meta:word-count="2483" meta:character-count="14186" meta:non-whitespace-character-count="11726"/>
  </office:meta>
</office:document-meta>
</file>